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68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ld analysis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index</text:p>
          </table:table-cell>
          <table:table-cell table:style-name="ce1" office:value-type="string" calcext:value-type="string">
            <text:p>archetype_mur</text:p>
          </table:table-cell>
          <table:table-cell table:style-name="ce1" office:value-type="string" calcext:value-type="string">
            <text:p>ks_p_value</text:p>
          </table:table-cell>
          <table:table-cell table:style-name="ce1" office:value-type="string" calcext:value-type="string">
            <text:p>ks_H0</text:p>
          </table:table-cell>
          <table:table-cell table:style-name="ce1" office:value-type="string" calcext:value-type="string">
            <text:p>len tuile_dpe</text:p>
          </table:table-cell>
          <table:table-cell table:style-name="ce1" office:value-type="string" calcext:value-type="string">
            <text:p>len ardoise_dp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1-BA-HABITAT-FRANCE_BRIQUE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ACCEPT K-S</text:p>
          </table:table-cell>
          <table:table-cell office:value-type="float" office:value="177" calcext:value-type="float">
            <text:p>17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1-I-COMMERCE-FRANCE_BRIQUE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ACCEPT K-S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1-I-COMMERCE-FRANCE_PIERRE_GR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ACCEPT K-S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1-I-HABITAT-FRANCE_BOIS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ACCEPT K-S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1-I-HABITAT-FRANCE_BRIQUE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ACCEPT K-S</text:p>
          </table:table-cell>
          <table:table-cell office:value-type="float" office:value="7182" calcext:value-type="float">
            <text:p>7182</text:p>
          </table:table-cell>
          <table:table-cell office:value-type="float" office:value="2595" calcext:value-type="float">
            <text:p>25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1-I-HABITAT-FRANCE_PIERRE_GRANIT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REJECT K-S</text:p>
          </table:table-cell>
          <table:table-cell office:value-type="float" office:value="113" calcext:value-type="float">
            <text:p>113</text:p>
          </table:table-cell>
          <table:table-cell office:value-type="float" office:value="1714" calcext:value-type="float">
            <text:p>171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1-I-HABITAT-FRANCE_PIERRE_GRES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ACCEPT K-S</text:p>
          </table:table-cell>
          <table:table-cell office:value-type="float" office:value="1931" calcext:value-type="float">
            <text:p>1931</text:p>
          </table:table-cell>
          <table:table-cell office:value-type="float" office:value="4016" calcext:value-type="float">
            <text:p>401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1-I-HABITAT-FRANCE_PIERRE_MEULIERE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ACCEPT K-S</text:p>
          </table:table-cell>
          <table:table-cell office:value-type="float" office:value="1438" calcext:value-type="float">
            <text:p>1438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1-I-HABITAT-FRANCE_PIERRE_SCHIST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ACCEPT K-S</text:p>
          </table:table-cell>
          <table:table-cell office:value-type="float" office:value="634" calcext:value-type="float">
            <text:p>634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1-I-HABITAT-FRANCE_TERRE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REJECT K-S</text:p>
          </table:table-cell>
          <table:table-cell office:value-type="float" office:value="1056" calcext:value-type="float">
            <text:p>105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1-I-TERTIAIRE-FRANCE_BRIQU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ACCEPT K-S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1-P-HABITAT-FRANCE_BOIS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ACCEPT K-S</text:p>
          </table:table-cell>
          <table:table-cell office:value-type="float" office:value="1793" calcext:value-type="float">
            <text:p>1793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1-P-HABITAT-FRANCE_BRIQU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ACCEPT K-S</text:p>
          </table:table-cell>
          <table:table-cell office:value-type="float" office:value="21258" calcext:value-type="float">
            <text:p>21258</text:p>
          </table:table-cell>
          <table:table-cell office:value-type="float" office:value="14318" calcext:value-type="float">
            <text:p>1431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1-P-HABITAT-FRANCE_PIERRE_GRES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REJECT K-S</text:p>
          </table:table-cell>
          <table:table-cell office:value-type="float" office:value="3380" calcext:value-type="float">
            <text:p>3380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1-P-HABITAT-FRANCE_PIERRE_MEULIERE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ACCEPT K-S</text:p>
          </table:table-cell>
          <table:table-cell office:value-type="float" office:value="2457" calcext:value-type="float">
            <text:p>2457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1-P-HABITAT-FRANCE_PIERRE_SCHISTE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ACCEPT K-S</text:p>
          </table:table-cell>
          <table:table-cell office:value-type="float" office:value="1456" calcext:value-type="float">
            <text:p>1456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1-P-HABITAT-FRANCE_TERRE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ACCEPT K-S</text:p>
          </table:table-cell>
          <table:table-cell office:value-type="float" office:value="2209" calcext:value-type="float">
            <text:p>2209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2-BA-COMMERCE-FRANCE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ACCEPT K-S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2-BA-HABITAT-FRANCE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ACCEPT K-S</text:p>
          </table:table-cell>
          <table:table-cell office:value-type="float" office:value="642" calcext:value-type="float">
            <text:p>642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2-I-BATIMENT D ENSEIGNEMENT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2-I-COMMERCE-FRANCE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ACCEPT K-S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2-I-HABITAT-FRANCE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REJECT K-S</text:p>
          </table:table-cell>
          <table:table-cell office:value-type="float" office:value="34565" calcext:value-type="float">
            <text:p>34565</text:p>
          </table:table-cell>
          <table:table-cell office:value-type="float" office:value="15689" calcext:value-type="float">
            <text:p>1568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2-I-TERTIAIR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2-IGH-HABITAT-FRANCE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ACCEPT K-S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2-P-COMMERC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2-P-HABITAT-FRANCE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ACCEPT K-S</text:p>
          </table:table-cell>
          <table:table-cell office:value-type="float" office:value="199674" calcext:value-type="float">
            <text:p>199674</text:p>
          </table:table-cell>
          <table:table-cell office:value-type="float" office:value="154907" calcext:value-type="float">
            <text:p>15490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2-P-TERTIAIR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3-BA-COMMERC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3-BA-HABITAT-FRANCE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ACCEPT K-S</text:p>
          </table:table-cell>
          <table:table-cell office:value-type="float" office:value="363" calcext:value-type="float">
            <text:p>36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3-I-COMMERCE-FRANCE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ACCEPT K-S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3-I-HABITAT-FRANCE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ACCEPT K-S</text:p>
          </table:table-cell>
          <table:table-cell office:value-type="float" office:value="10015" calcext:value-type="float">
            <text:p>10015</text:p>
          </table:table-cell>
          <table:table-cell office:value-type="float" office:value="3923" calcext:value-type="float">
            <text:p>392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3-I-TERTIAIRE-FRANCE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ACCEPT K-S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3-IGH-HABITAT-FRANC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ACCEPT K-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3-P-HABITAT-FRANCE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REJECT K-S</text:p>
          </table:table-cell>
          <table:table-cell office:value-type="float" office:value="106813" calcext:value-type="float">
            <text:p>106813</text:p>
          </table:table-cell>
          <table:table-cell office:value-type="float" office:value="81018" calcext:value-type="float">
            <text:p>8101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4-BA-HABITAT-FRANCE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ACCEPT K-S</text:p>
          </table:table-cell>
          <table:table-cell office:value-type="float" office:value="304" calcext:value-type="float">
            <text:p>30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4-I-COMMERCE-FRANCE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ACCEPT K-S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4-I-HABITAT-FRANC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CCEPT K-S</text:p>
          </table:table-cell>
          <table:table-cell office:value-type="float" office:value="8671" calcext:value-type="float">
            <text:p>8671</text:p>
          </table:table-cell>
          <table:table-cell office:value-type="float" office:value="3298" calcext:value-type="float">
            <text:p>329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4-I-TERTIAIRE-FRANCE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ACCEPT K-S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4-P-HABITAT-FRANCE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ACCEPT K-S</text:p>
          </table:table-cell>
          <table:table-cell office:value-type="float" office:value="91672" calcext:value-type="float">
            <text:p>91672</text:p>
          </table:table-cell>
          <table:table-cell office:value-type="float" office:value="54674" calcext:value-type="float">
            <text:p>5467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5-BA-COMMERCE-FRANCE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ACCEPT K-S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5-BA-HABITAT-FRANCE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ACCEPT K-S</text:p>
          </table:table-cell>
          <table:table-cell office:value-type="float" office:value="420" calcext:value-type="float">
            <text:p>420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5-I-BATIMENT DE SANT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5-I-COMMERCE-FRANCE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ACCEPT K-S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5-I-HABITAT-FRANCE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ACCEPT K-S</text:p>
          </table:table-cell>
          <table:table-cell office:value-type="float" office:value="16282" calcext:value-type="float">
            <text:p>16282</text:p>
          </table:table-cell>
          <table:table-cell office:value-type="float" office:value="7311" calcext:value-type="float">
            <text:p>73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5-I-TERTIAIRE-FRANCE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ACCEPT K-S</text:p>
          </table:table-cell>
          <table:table-cell office:value-type="float" office:value="194" calcext:value-type="float">
            <text:p>194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5-P-HABITAT-FRANCE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ACCEPT K-S</text:p>
          </table:table-cell>
          <table:table-cell office:value-type="float" office:value="91097" calcext:value-type="float">
            <text:p>91097</text:p>
          </table:table-cell>
          <table:table-cell office:value-type="float" office:value="52059" calcext:value-type="float">
            <text:p>5205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6-BA-COMMERC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6-BA-HABITAT-FRANCE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ACCEPT K-S</text:p>
          </table:table-cell>
          <table:table-cell office:value-type="float" office:value="927" calcext:value-type="float">
            <text:p>927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6-I-BATIMENT DE SANTE-FRANCE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ACCEPT K-S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6-I-COMMERCE-FRANCE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ACCEPT K-S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6-I-HABITAT-FRANCE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ACCEPT K-S</text:p>
          </table:table-cell>
          <table:table-cell office:value-type="float" office:value="23232" calcext:value-type="float">
            <text:p>23232</text:p>
          </table:table-cell>
          <table:table-cell office:value-type="float" office:value="8731" calcext:value-type="float">
            <text:p>873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6-I-TERTIAIRE-FRANCE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ACCEPT K-S</text:p>
          </table:table-cell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6-P-HABITAT-FRANCE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ACCEPT K-S</text:p>
          </table:table-cell>
          <table:table-cell office:value-type="float" office:value="131152" calcext:value-type="float">
            <text:p>131152</text:p>
          </table:table-cell>
          <table:table-cell office:value-type="float" office:value="85975" calcext:value-type="float">
            <text:p>8597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7-BA-HABITAT-FRANCE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ACCEPT K-S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7-I-BATIMENT D ENSEIGNEMENT-FRANCE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ACCEPT K-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7-I-COMMERC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7-I-HABITAT-FRANCE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ACCEPT K-S</text:p>
          </table:table-cell>
          <table:table-cell office:value-type="float" office:value="7090" calcext:value-type="float">
            <text:p>7090</text:p>
          </table:table-cell>
          <table:table-cell office:value-type="float" office:value="2182" calcext:value-type="float">
            <text:p>218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7-I-TERTIAIRE-FRANCE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ACCEPT K-S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7-P-HABITAT-FRANC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ACCEPT K-S</text:p>
          </table:table-cell>
          <table:table-cell office:value-type="float" office:value="33402" calcext:value-type="float">
            <text:p>33402</text:p>
          </table:table-cell>
          <table:table-cell office:value-type="float" office:value="15388" calcext:value-type="float">
            <text:p>15388</text:p>
          </table:table-cell>
        </table:table-row>
      </table:table>
      <table:named-expressions/>
      <table:database-ranges>
        <table:database-range table:name="__Anonymous_Sheet_DB__0" table:target-range-address="'old analysis'.A1:'old analysis'.F60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5:02:50.766000000</meta:creation-date>
    <dc:date>2023-03-07T16:38:11.769000000</dc:date>
    <meta:editing-duration>PT1H35M31S</meta:editing-duration>
    <meta:editing-cycles>1</meta:editing-cycles>
    <meta:document-statistic meta:table-count="1" meta:cell-count="360" meta:object-count="0"/>
    <meta:generator>LibreOffice/7.4.5.1$Windows_X86_64 LibreOffice_project/9c0871452b3918c1019dde9bfac75448afc4b57f</meta:generator>
  </office:meta>
</office:document-meta>
</file>